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16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/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  <table:table-cell/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  <table:table-cell/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File = " table:style-name="ce1">
            <text:p>MyJSQLView_JToolBar.tooltip.ImportSQLFile = </text:p>
          </table:table-cell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  <table:table-cell/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  <table:table-cell/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  <table:table-cell/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2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  <table:table-cell/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  <table:table-cell/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button.Sort = " table:style-name="ce1">
            <text:p>AdvancedSortSearchForm.button.Sort = </text:p>
          </table:table-cell>
        </table:table-row>
        <table:table-row table:style-name="ro1">
          <table:table-cell office:value-type="string" office:string-value="AdvancedSortSearchForm.button.Search = " table:style-name="ce1">
            <text:p>AdvancedSortSearchForm.button.Search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  <table:table-cell/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  <table:table-cell/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 table:style-name="ro1">
          <table:table-cell office:value-type="string" office:string-value="TableEntryForm.checkbox.Limit = " table:style-name="ce1">
            <text:p>TableEntryForm.checkbox.Limit = </text:p>
          </table:table-cell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 table:style-name="ro1"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  <table:table-cell/>
        </table:table-row>
        <table:table-row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>
          <table:table-cell office:value-type="string" office:string-value="TableEntryForm.dialogmessage.ErrorDirectory = " table:style-name="ce1">
            <text:p>TableEntryForm.dialogmessage.ErrorDirectory = </text:p>
          </table:table-cell>
          <table:table-cell/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1">
            <text:p>PluginFrame.label.Name = </text:p>
          </table:table-cell>
        </table:table-row>
        <table:table-row table:style-name="ro1">
          <table:table-cell office:value-type="string" office:string-value="PluginFrame.label.Version = " table:style-name="ce1">
            <text:p>PluginFrame.label.Version = </text:p>
          </table:table-cell>
        </table:table-row>
        <table:table-row table:style-name="ro1">
          <table:table-cell office:value-type="string" office:string-value="PluginFrame.label.Remove = " table:style-name="ce1">
            <text:p>PluginFrame.label.Remove = </text:p>
          </table:table-cell>
        </table:table-row>
        <table:table-row table:style-name="ro1">
          <table:table-cell office:value-type="string" office:string-value="PluginFrame.label.Status = " table:style-name="ce1">
            <text:p>PluginFrame.label.Status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>
          <table:table-cell office:value-type="string" office:string-value="PluginFrame.dialogmessage.FileNOTFile = " table:style-name="ce1">
            <text:p>PluginFrame.dialogmessage.FileNOTFile = </text:p>
          </table:table-cell>
        </table:table-row>
        <table:table-row>
          <table:table-cell/>
        </table:table-row>
        <table:table-row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>
          <table:table-cell office:value-type="string" office:string-value="SQLQueryBucketFrame.menu.File = " table:style-name="ce1">
            <text:p>SQLQueryBucketFrame.menu.File = </text:p>
          </table:table-cell>
        </table:table-row>
        <table:table-row>
          <table:table-cell office:value-type="string" office:string-value="SQLQueryBucketFrame.menu.Open = " table:style-name="ce1">
            <text:p>SQLQueryBucketFrame.menu.Open = </text:p>
          </table:table-cell>
        </table:table-row>
        <table:table-row>
          <table:table-cell office:value-type="string" office:string-value="SQLQueryBucketFrame.menu.Save = " table:style-name="ce1">
            <text:p>SQLQueryBucketFrame.menu.Save = </text:p>
          </table:table-cell>
        </table:table-row>
        <table:table-row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  <table:table-cell/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</table:table-row>
        <table:table-row table:style-name="ro1">
          <table:table-cell office:value-type="string" office:string-value="QueryFrame.dialogtitle.Alert = " table:style-name="ce1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  <table:table-cell/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cnesFrame.node.GeneralOptions = " table:style-name="ce1">
            <text:p>Preferecn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1">
            <text:p>CSVIm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 table:style-name="ro1"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 table:style-name="ro1"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 table:style-name="ro1"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  <table:table-cell/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  <table:table-cell/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 table:style-name="ro1">
          <table:table-cell office:value-type="string" office:string-value="PDFExportPreferencesPanel.button.Apply = " table:style-name="ce1">
            <text:p>PDF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>
          <table:table-cell office:value-type="string" office:string-value="SQLExportPreferencesPanel.checkbox.TableData = " table:style-name="ce1">
            <text:p>SQLExportPreferencesPanel.checkbox.TableData = </text:p>
          </table:table-cell>
          <table:table-cell/>
        </table:table-row>
        <table:table-row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  <table:table-cell/>
        </table:table-row>
        <table:table-row>
          <table:table-cell office:value-type="string" office:string-value="SQLExportPreferencesPanel.checkbox.LockTable = " table:style-name="ce1">
            <text:p>SQLExportPreferencesPanel.checkbox.LockTable = </text:p>
          </table:table-cell>
          <table:table-cell/>
        </table:table-row>
        <table:table-row>
          <table:table-cell office:value-type="string" office:string-value="SQLExportPreferencesPanel.checkbox.Auto-Increment = " table:style-name="ce1">
            <text:p>SQLExportPreferencesPanel.checkbox.Auto-Increment = </text:p>
          </table:table-cell>
          <table:table-cell/>
        </table:table-row>
        <table:table-row>
          <table:table-cell office:value-type="string" office:string-value="SQLExportPreferencesPanel.checkbox.Timestamp = " table:style-name="ce1">
            <text:p>SQLExportPreferencesPanel.checkbox.Timestamp = </text:p>
          </table:table-cell>
          <table:table-cell/>
        </table:table-row>
        <table:table-row>
          <table:table-cell office:value-type="string" office:string-value="SQLExportPreferencesPanel.checkbox.Type = " table:style-name="ce1">
            <text:p>SQLExportPreferencesPanel.checkbox.Type = </text:p>
          </table:table-cell>
          <table:table-cell/>
        </table:table-row>
        <table:table-row>
          <table:table-cell office:value-type="string" office:string-value="SQLExportPreferencesPanel.button.RestoreDefaults = " table:style-name="ce1">
            <text:p>SQLExportPreferencesPanel.button.RestoreDefaults = </text:p>
          </table:table-cell>
          <table:table-cell/>
        </table:table-row>
        <table:table-row>
          <table:table-cell office:value-type="string" office:string-value="SQLExportPreferencesPanel.button.Apply = " table:style-name="ce1">
            <text:p>SQLExportPreferencesPanel.button.Apply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  <table:table-cell/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  <table:table-cell/>
        </table:table-row>
        <table:table-row table:style-name="ro1">
          <table:table-cell office:value-type="string" office:string-value="ImageUtil.dialogmessage.OverwriteExistingFile = " table:style-name="ce1">
            <text:p>ImageUtil.dialogmessage.OverwriteExistingFile = </text:p>
          </table:table-cell>
          <table:table-cell/>
        </table:table-row>
        <table:table-row table:style-name="ro1">
          <table:table-cell office:value-type="string" office:string-value="ImageUtil.dialogtitle.ConfirmOverwrite = " table:style-name="ce1">
            <text:p>ImageUtil.dialogtitle.ConfirmOverwri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ProgressBar.button.Cancel = " table:style-name="ce1">
            <text:p>MyJSQLView_ProgressBar.button.Cancel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  <table:table-cell/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  <table:table-cell/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  <table:table-cell/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  <table:table-cell/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  <table:table-cell/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  <table:table-cell/>
        </table:table-row>
        <table:table-row table:style-name="ro1">
          <table:table-cell office:value-type="string" office:string-value="MyJSQLView_Utils.menu.Copy = " table:style-name="ce1">
            <text:p>MyJSQLView_Utils.menu.Copy = </text:p>
          </table:table-cell>
          <table:table-cell/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  <table:table-cell/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  <table:table-cell/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  <table:table-cell/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  <table:table-cell/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  <table:table-cell/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 table:number-rows-repeated="32336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26</meta:editing-cycles>
    <meta:creation-date>2010-06-05T10:53:00</meta:creation-date>
    <dc:date>2011-08-06T11:16:45</dc:date>
  </office:meta>
</office:document-meta>
</file>